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p text:style-name="Text_20_body"><text:span text:style-name="Strong_20_Emphasis">Fictitious Insurance Policy</text:span><text:line-break/><text:span text:style-name="Strong_20_Emphasis">Policyholder Name:</text:span> Jane Smith<text:line-break/><text:span text:style-name="Strong_20_Emphasis">Policy Number:</text:span> 987654321<text:line-break/><text:span text:style-name="Strong_20_Emphasis">Policy Type:</text:span> Homeowner's Insurance (Basic Perils)<text:line-break/><text:span text:style-name="Strong_20_Emphasis">Effective Date:</text:span> November 1, 2023<text:line-break/><text:span text:style-name="Strong_20_Emphasis">Expiration Date:</text:span> November 1, 2024</text:p>
      <text:p text:style-name="Horizontal_20_Line"/>
      <text:h text:style-name="Heading_20_3" text:outline-level="3"><text:span text:style-name="Strong_20_Emphasis">Coverage Summary</text:span></text:h>
      <text:p text:style-name="Text_20_body">This policy provides coverage for the following perils, subject to the terms, conditions, and exclusions outlined below:</text:p>
      <text:list text:style-name="L1">
        <text:list-item>
          <text:p text:style-name="P1"><text:span text:style-name="Strong_20_Emphasis">Dwelling Coverage:</text:span></text:p>
          <text:list>
            <text:list-item>
              <text:p text:style-name="P1">Covers damage to the structure of the home caused by specified perils (excluding fire).</text:p>
            </text:list-item>
            <text:list-item>
              <text:p text:style-name="P1">Coverage Limit: $200,000</text:p>
            </text:list-item>
          </text:list>
        </text:list-item>
        <text:list-item>
          <text:p text:style-name="P1"><text:span text:style-name="Strong_20_Emphasis">Personal Property Coverage:</text:span></text:p>
          <text:list>
            <text:list-item>
              <text:p text:style-name="P1">Covers damage to personal belongings caused by specified perils (excluding fire).</text:p>
            </text:list-item>
            <text:list-item>
              <text:p text:style-name="P1">Coverage Limit: $50,000</text:p>
            </text:list-item>
          </text:list>
        </text:list-item>
        <text:list-item>
          <text:p text:style-name="P1"><text:span text:style-name="Strong_20_Emphasis">Liability Coverage:</text:span></text:p>
          <text:list>
            <text:list-item>
              <text:p text:style-name="P1">Provides protection against claims for bodily injury or property damage caused by the policyholder.</text:p>
            </text:list-item>
            <text:list-item>
              <text:p text:style-name="P1">Coverage Limit: $100,000</text:p>
            </text:list-item>
          </text:list>
        </text:list-item>
        <text:list-item>
          <text:p text:style-name="P1"><text:span text:style-name="Strong_20_Emphasis">Additional Living Expenses (ALE):</text:span></text:p>
          <text:list>
            <text:list-item>
              <text:p text:style-name="P1">Covers temporary housing and living expenses if the home becomes uninhabitable due to a covered peril (excluding fire).</text:p>
            </text:list-item>
            <text:list-item>
              <text:p text:style-name="P1">Coverage Limit: $20,000</text:p>
            </text:list-item>
          </text:list>
        </text:list-item>
      </text:list>
      <text:p text:style-name="Horizontal_20_Line"/>
      <text:h text:style-name="Heading_20_3" text:outline-level="3"><text:span text:style-name="Strong_20_Emphasis">Specified Covered Perils</text:span></text:h>
      <text:p text:style-name="Text_20_body">This policy covers the following perils:</text:p>
      <text:list text:style-name="L2">
        <text:list-item>
          <text:p text:style-name="P2">Theft or burglary</text:p>
        </text:list-item>
        <text:list-item>
          <text:p text:style-name="P2">Vandalism</text:p>
        </text:list-item>
        <text:list-item>
          <text:p text:style-name="P2">Windstorms and hail</text:p>
        </text:list-item>
        <text:list-item>
          <text:p text:style-name="P2">Weight of ice, snow, or sleet</text:p>
        </text:list-item>
        <text:list-item>
          <text:p text:style-name="P2"><text:soft-page-break/>Damage from falling objects</text:p>
        </text:list-item>
        <text:list-item>
          <text:p text:style-name="P2">Accidental water damage (e.g., burst pipes)</text:p>
        </text:list-item>
      </text:list>
      <text:p text:style-name="Horizontal_20_Line"/>
      <text:h text:style-name="Heading_20_3" text:outline-level="3"><text:span text:style-name="Strong_20_Emphasis">Exclusions</text:span></text:h>
      <text:p text:style-name="Text_20_body">This policy <text:span text:style-name="Strong_20_Emphasis">does not</text:span> provide coverage for the following:</text:p>
      <text:list text:style-name="L3">
        <text:list-item>
          <text:p text:style-name="P3"><text:span text:style-name="Strong_20_Emphasis">Fire Damage:</text:span></text:p>
          <text:list>
            <text:list-item>
              <text:p text:style-name="P3">Any damage caused by fire, including but not limited to structural damage, smoke damage, or damage to personal property, is excluded from this policy.</text:p>
            </text:list-item>
          </text:list>
        </text:list-item>
        <text:list-item>
          <text:p text:style-name="P3"><text:span text:style-name="Strong_20_Emphasis">Earthquakes and Floods:</text:span></text:p>
          <text:list>
            <text:list-item>
              <text:p text:style-name="P3">Damage caused by earthquakes, floods, or other natural disasters is excluded.</text:p>
            </text:list-item>
          </text:list>
        </text:list-item>
        <text:list-item>
          <text:p text:style-name="P3"><text:span text:style-name="Strong_20_Emphasis">Neglect or Intentional Acts:</text:span></text:p>
          <text:list>
            <text:list-item>
              <text:p text:style-name="P3">Damage resulting from neglect, intentional acts, or failure to maintain the property is excluded.</text:p>
            </text:list-item>
          </text:list>
        </text:list-item>
        <text:list-item>
          <text:p text:style-name="P3"><text:span text:style-name="Strong_20_Emphasis">War or Nuclear Hazards:</text:span></text:p>
          <text:list>
            <text:list-item>
              <text:p text:style-name="P3">Damage caused by war, nuclear hazards, or acts of terrorism is excluded.</text:p>
            </text:list-item>
          </text:list>
        </text:list-item>
      </text:list>
      <text:p text:style-name="Horizontal_20_Line"/>
      <text:h text:style-name="Heading_20_3" text:outline-level="3"><text:span text:style-name="Strong_20_Emphasis">Policyholder Responsibilities</text:span></text:h>
      <text:list text:style-name="L4">
        <text:list-item>
          <text:p text:style-name="P4">The policyholder is responsible for maintaining the property in good condition to prevent avoidable damage.</text:p>
        </text:list-item>
        <text:list-item>
          <text:p text:style-name="P4">The policyholder must notify the insurance company immediately in the event of a covered loss.</text:p>
        </text:list-item>
        <text:list-item>
          <text:p text:style-name="P4">The policyholder must provide documentation and evidence to support any claims.</text:p>
        </text:list-item>
      </text:list>
      <text:p text:style-name="Horizontal_20_Line"/>
      <text:h text:style-name="Heading_20_3" text:outline-level="3"><text:span text:style-name="Strong_20_Emphasis">Acknowledgment</text:span></text:h>
      <text:p text:style-name="Text_20_body">By signing below, the policyholder acknowledges that they have read and understood the terms of this policy, including the exclusions related to fire damage.</text:p>
      <text:p text:style-name="Text_20_body"><text:span text:style-name="Strong_20_Emphasis">Policyholder Signature:</text:span> ___________________________<text:line-break/><text:span text:style-name="Strong_20_Emphasis">Date:</text:span> __________________________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7T10:15:30.853427224</meta:creation-date>
    <dc:date>2025-02-27T10:16:09.753402088</dc:date>
    <meta:editing-duration>PT40S</meta:editing-duration>
    <meta:editing-cycles>1</meta:editing-cycles>
    <meta:document-statistic meta:table-count="0" meta:image-count="0" meta:object-count="0" meta:page-count="2" meta:paragraph-count="40" meta:word-count="343" meta:character-count="2269" meta:non-whitespace-character-count="1995"/>
    <meta:generator>LibreOffice/25.2.0.3$Linux_X86_64 LibreOffice_project/e1cf4a87eb02d755bce1a01209907ea5ddc8f069</meta:generator>
  </office:meta>
</office:document-meta>
</file>